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nvergence_for_plot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nvergence_Airtime</text:p>
          </table:table-cell>
          <table:table-cell office:value-type="string" calcext:value-type="string">
            <text:p>Convergence_Airtime_augmented</text:p>
          </table:table-cell>
          <table:table-cell office:value-type="string" calcext:value-type="string">
            <text:p>Airtime_predicted</text:p>
          </table:table-cell>
          <table:table-cell table:style-name="Default" office:value-type="string" calcext:value-type="string">
            <text:p>Airtime_augmented_predicte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lta_augmented</text:p>
          </table:table-cell>
          <table:table-cell office:value-type="string" calcext:value-type="string">
            <text:p>K-augmen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.001" calcext:value-type="float">
            <text:p>1.001</text:p>
          </table:table-cell>
          <table:table-cell table:formula="of:=[.A2]/(1+[.F2]*([.A2]-1) + ([.G2]*[.A2]*([.A2]-1)))" office:value-type="float" office:value="0.992946505205621" calcext:value-type="float">
            <text:p>0.9929465052</text:p>
          </table:table-cell>
          <table:table-cell table:formula="of:=[.A2]/(1+[.H2]*([.A2]-1) + ([.I2]*[.A2]*([.A2]-1)))" office:value-type="float" office:value="0.994062662529245" calcext:value-type="float">
            <text:p>0.9940626625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.208" calcext:value-type="float">
            <text:p>1.208</text:p>
          </table:table-cell>
          <table:table-cell table:formula="of:=[.A3]/(1+[.F3]*([.A3]-1) + ([.G3]*[.A3]*([.A3]-1)))" office:value-type="float" office:value="0.989178475406034" calcext:value-type="float">
            <text:p>0.9891784754</text:p>
          </table:table-cell>
          <table:table-cell table:formula="of:=[.A3]/(1+[.H3]*([.A3]-1) + ([.I3]*[.A3]*([.A3]-1)))" office:value-type="float" office:value="0.990909877231111" calcext:value-type="float">
            <text:p>0.9909098772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.0046" calcext:value-type="float">
            <text:p>1.0046</text:p>
          </table:table-cell>
          <table:table-cell table:formula="of:=[.A4]/(1+[.F4]*([.A4]-1) + ([.G4]*[.A4]*([.A4]-1)))" office:value-type="float" office:value="0.99033715657119" calcext:value-type="float">
            <text:p>0.9903371566</text:p>
          </table:table-cell>
          <table:table-cell table:formula="of:=[.A4]/(1+[.H4]*([.A4]-1) + ([.I4]*[.A4]*([.A4]-1)))" office:value-type="float" office:value="0.991914532676206" calcext:value-type="float">
            <text:p>0.9919145327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09" calcext:value-type="float">
            <text:p>1.009</text:p>
          </table:table-cell>
          <table:table-cell office:value-type="float" office:value="1.008" calcext:value-type="float">
            <text:p>1.008</text:p>
          </table:table-cell>
          <table:table-cell table:formula="of:=[.A5]/(1+[.F5]*([.A5]-1) + ([.G5]*[.A5]*([.A5]-1)))" office:value-type="float" office:value="0.992411623760081" calcext:value-type="float">
            <text:p>0.9924116238</text:p>
          </table:table-cell>
          <table:table-cell table:formula="of:=[.A5]/(1+[.H5]*([.A5]-1) + ([.I5]*[.A5]*([.A5]-1)))" office:value-type="float" office:value="0.993699152414371" calcext:value-type="float">
            <text:p>0.9936991524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.011" calcext:value-type="float">
            <text:p>1.011</text:p>
          </table:table-cell>
          <table:table-cell table:formula="of:=[.A6]/(1+[.F6]*([.A6]-1) + ([.G6]*[.A6]*([.A6]-1)))" office:value-type="float" office:value="0.99518204726971" calcext:value-type="float">
            <text:p>0.9951820473</text:p>
          </table:table-cell>
          <table:table-cell table:formula="of:=[.A6]/(1+[.H6]*([.A6]-1) + ([.I6]*[.A6]*([.A6]-1)))" office:value-type="float" office:value="0.996077171410881" calcext:value-type="float">
            <text:p>0.9960771714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.011" calcext:value-type="float">
            <text:p>1.011</text:p>
          </table:table-cell>
          <table:table-cell table:formula="of:=[.A7]/(1+[.F7]*([.A7]-1) + ([.G7]*[.A7]*([.A7]-1)))" office:value-type="float" office:value="0.998580238995385" calcext:value-type="float">
            <text:p>0.998580239</text:p>
          </table:table-cell>
          <table:table-cell table:formula="of:=[.A7]/(1+[.H7]*([.A7]-1) + ([.I7]*[.A7]*([.A7]-1)))" office:value-type="float" office:value="0.998989886666758" calcext:value-type="float">
            <text:p>0.9989898867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.013" calcext:value-type="float">
            <text:p>1.013</text:p>
          </table:table-cell>
          <table:table-cell table:formula="of:=[.A8]/(1+[.F8]*([.A8]-1) + ([.G8]*[.A8]*([.A8]-1)))" office:value-type="float" office:value="1.00258533547379" calcext:value-type="float">
            <text:p>1.0025853355</text:p>
          </table:table-cell>
          <table:table-cell table:formula="of:=[.A8]/(1+[.H8]*([.A8]-1) + ([.I8]*[.A8]*([.A8]-1)))" office:value-type="float" office:value="1.0024183405116" calcext:value-type="float">
            <text:p>1.0024183405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16" calcext:value-type="float">
            <text:p>1.016</text:p>
          </table:table-cell>
          <table:table-cell office:value-type="float" office:value="1.015" calcext:value-type="float">
            <text:p>1.015</text:p>
          </table:table-cell>
          <table:table-cell table:formula="of:=[.A9]/(1+[.F9]*([.A9]-1) + ([.G9]*[.A9]*([.A9]-1)))" office:value-type="float" office:value="1.0071955041578" calcext:value-type="float">
            <text:p>1.0071955042</text:p>
          </table:table-cell>
          <table:table-cell table:formula="of:=[.A9]/(1+[.H9]*([.A9]-1) + ([.I9]*[.A9]*([.A9]-1)))" office:value-type="float" office:value="1.00635939623605" calcext:value-type="float">
            <text:p>1.0063593962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19" calcext:value-type="float">
            <text:p>1.019</text:p>
          </table:table-cell>
          <table:table-cell office:value-type="float" office:value="1.017" calcext:value-type="float">
            <text:p>1.017</text:p>
          </table:table-cell>
          <table:table-cell table:formula="of:=[.A10]/(1+[.F10]*([.A10]-1) + ([.G10]*[.A10]*([.A10]-1)))" office:value-type="float" office:value="1.01241842565088" calcext:value-type="float">
            <text:p>1.0124184257</text:p>
          </table:table-cell>
          <table:table-cell table:formula="of:=[.A10]/(1+[.H10]*([.A10]-1) + ([.I10]*[.A10]*([.A10]-1)))" office:value-type="float" office:value="1.01081766961849" calcext:value-type="float">
            <text:p>1.0108176696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float" office:value="1.01475" calcext:value-type="float">
            <text:p>1.01475</text:p>
          </table:table-cell>
          <table:table-cell office:value-type="float" office:value="-0.0002714" calcext:value-type="float">
            <text:p>-0.0002714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-0.0002322" calcext:value-type="float">
            <text:p>-0.0002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17:43:31.847289042</dc:date>
    <meta:editing-duration>PT10M20S</meta:editing-duration>
    <meta:editing-cycles>2</meta:editing-cycles>
    <meta:generator>LibreOffice/5.1.6.2$Linux_X86_64 LibreOffice_project/10m0$Build-2</meta:generator>
    <meta:document-statistic meta:table-count="1" meta:cell-count="102" meta:object-count="0"/>
  </office:meta>
</office:document-meta>
</file>